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6d6a" officeooo:paragraph-rsid="001b6d6a"/>
    </style:style>
    <style:style style:name="P2" style:family="paragraph" style:parent-style-name="Standard">
      <style:text-properties officeooo:rsid="001cdccc" officeooo:paragraph-rsid="001cdccc"/>
    </style:style>
    <style:style style:name="P3" style:family="paragraph" style:parent-style-name="Standard">
      <style:text-properties officeooo:rsid="001dc722" officeooo:paragraph-rsid="001dc722"/>
    </style:style>
    <style:style style:name="P4" style:family="paragraph" style:parent-style-name="Standard">
      <style:text-properties officeooo:rsid="001ef3d1" officeooo:paragraph-rsid="001ef3d1"/>
    </style:style>
    <style:style style:name="P5" style:family="paragraph" style:parent-style-name="Standard">
      <style:text-properties officeooo:rsid="001f82f2" officeooo:paragraph-rsid="001f82f2"/>
    </style:style>
    <style:style style:name="P6" style:family="paragraph" style:parent-style-name="Standard">
      <style:text-properties fo:font-weight="bold" officeooo:rsid="001f82f2" officeooo:paragraph-rsid="001f82f2" style:font-weight-asian="bold" style:font-weight-complex="bold"/>
    </style:style>
    <style:style style:name="T1" style:family="text">
      <style:text-properties officeooo:rsid="001cdccc"/>
    </style:style>
    <style:style style:name="T2" style:family="text">
      <style:text-properties officeooo:rsid="001f82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plate Engines </text:p>
      <text:p text:style-name="P1"/>
      <text:p text:style-name="P1">Introduzione</text:p>
      <text:p text:style-name="P1"/>
      <text:p text:style-name="P1">i template engines sono dei “linguaggi” che permettono di elaborare e visualizzare dati, utilizzando anche variabili, <text:span text:style-name="T1">e condizioni,</text:span> che poi andranno a costruire il Front-End del nostro sito.<text:line-break/>Ultimamente molti di questi template engines sono nati dopo la creazione di Node js, che permette facilmente di configurare il template da usare.<text:line-break/>I template ad oggi piu’ utilizzati son Jade, Handlebars e EJS.</text:p>
      <text:p text:style-name="P1"/>
      <text:p text:style-name="P1"/>
      <text:p text:style-name="P2">Relazioni</text:p>
      <text:p text:style-name="P2"/>
      <text:p text:style-name="P2">come gia’ scritto in precedenza molti Template sono fatti per lavorare insieme a Node js, anche se piu’ generalmente possiamo dire che i Template engine, proprio come ad HTML, supportano la programmazione lato server.</text:p>
      <text:p text:style-name="P2"/>
      <text:p text:style-name="P2">Installazione Handlebars</text:p>
      <text:p text:style-name="P2"/>
      <text:p text:style-name="P2">Handlebars o HBS e’ sicuramente ad oggi uno dei template piu’ popolari per lo sviluppo di applicazioni web. In questa guida vi faremo vedere l’uso di HBS insieme a Node js.</text:p>
      <text:p text:style-name="P2"/>
      <text:p text:style-name="P3">Per installarlo, aprite cmd e recatevi nella cartella del vostro progetto node, e digitate</text:p>
      <text:p text:style-name="P3">npm install express-handlebars –save</text:p>
      <text:p text:style-name="P3"/>
      <text:p text:style-name="P4">Settare il template</text:p>
      <text:p text:style-name="P4"/>
      <text:p text:style-name="P4">come prima cosa dovrete includere handlebars nel vostro file principale del progetto,</text:p>
      <text:p text:style-name="P4">var hbs = require(‘express-handlebars’)</text:p>
      <text:p text:style-name="P4"/>
      <text:p text:style-name="P4">poi dovrete settare sempre all’interno dello stesso file, il “motore grafico” del progetto, <text:span text:style-name="T2">quesot di seguito e’ il codice che dovrete incorporare</text:span></text:p>
      <text:p text:style-name="P4"/>
      <text:p text:style-name="P5">app.engine('hbs', hbs({extname: 'hbs', defaultLayout: 'layout', layoutsDir:__dirname + '/views/layouts/'}));</text:p>
      <text:p text:style-name="P5">app.set('views', path.join(__dirname, 'views'));//the params says that the template engine in in this directory inside 'views'</text:p>
      <text:p text:style-name="P5">app.set('view engine', 'hbs');</text:p>
      <text:p text:style-name="P5"/>
      <text:p text:style-name="P5">Esempi progetti</text:p>
      <text:p text:style-name="P5"/>
      <text:p text:style-name="P5">se volete degli approfondimenti sui template engines e in particolare di handlebars il video qui sotto vi puo’ essere estremamente utile per raggioungere un buon livello con questa tecnologia</text:p>
      <text:p text:style-name="P5"/>
      <text:p text:style-name="P5">Conclusione</text:p>
      <text:p text:style-name="P5"/>
      <text:p text:style-name="P5">grazie per aver letto questa guida, speriamo tu abbia potuto apprendere qualcosa di nuovo</text:p>
      <text:p text:style-name="P6">bewlink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7:48:00.831000000</meta:creation-date>
    <dc:date>2018-03-09T18:28:35.351000000</dc:date>
    <meta:editing-duration>PT9M53S</meta:editing-duration>
    <meta:editing-cycles>2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21" meta:word-count="265" meta:character-count="1842" meta:non-whitespace-character-count="1597"/>
  </office:meta>
</office:document-meta>
</file>